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1" svg:font-family="Courier"/>
    <style:font-face style:name="Courier New" svg:font-family="'Courier New'"/>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Preformatted_20_Text">
      <style:text-properties style:font-name="Courier" fo:font-size="10.5pt" officeooo:rsid="000d9e2c" officeooo:paragraph-rsid="000d9e2c" style:font-size-asian="10.5pt" style:font-size-complex="10.5pt"/>
    </style:style>
    <style:style style:name="P2" style:family="paragraph" style:parent-style-name="Preformatted_20_Text">
      <style:text-properties style:font-name="Courier" fo:font-size="10.5pt" officeooo:rsid="000d9e2c" officeooo:paragraph-rsid="000f37cb" style:font-size-asian="10.5pt" style:font-size-complex="10.5pt"/>
    </style:style>
    <style:style style:name="P3" style:family="paragraph" style:parent-style-name="Preformatted_20_Text">
      <style:text-properties style:font-name="Courier" fo:font-size="10.5pt" officeooo:rsid="000f37cb" officeooo:paragraph-rsid="000f37cb" style:font-size-asian="10.5pt" style:font-size-complex="10.5pt"/>
    </style:style>
    <style:style style:name="P4" style:family="paragraph" style:parent-style-name="Preformatted_20_Text">
      <style:text-properties style:font-name="Courier" fo:font-size="10.5pt" officeooo:rsid="00107a12" officeooo:paragraph-rsid="00107a12" style:font-size-asian="10.5pt" style:font-size-complex="10.5pt"/>
    </style:style>
    <style:style style:name="P5" style:family="paragraph" style:parent-style-name="Plain_20_Text">
      <style:text-properties style:text-underline-style="none" officeooo:rsid="001de1ee" officeooo:paragraph-rsid="0007690e"/>
    </style:style>
    <style:style style:name="P6" style:family="paragraph" style:parent-style-name="Plain_20_Text">
      <style:text-properties style:text-underline-style="none" officeooo:paragraph-rsid="0007690e"/>
    </style:style>
    <style:style style:name="P7" style:family="paragraph" style:parent-style-name="Plain_20_Text">
      <style:text-properties style:text-underline-style="none" officeooo:rsid="0007690e" officeooo:paragraph-rsid="0008ca95"/>
    </style:style>
    <style:style style:name="P8" style:family="paragraph" style:parent-style-name="Plain_20_Text">
      <style:text-properties style:text-underline-style="none" officeooo:rsid="0008928c" officeooo:paragraph-rsid="0008928c"/>
    </style:style>
    <style:style style:name="P9" style:family="paragraph" style:parent-style-name="Plain_20_Text">
      <style:text-properties style:text-line-through-style="none" style:text-line-through-type="none" style:font-name="Ubuntu" style:text-underline-style="none" officeooo:rsid="001de1ee" officeooo:paragraph-rsid="0007690e"/>
    </style:style>
    <style:style style:name="P10" style:family="paragraph" style:parent-style-name="Plain_20_Text" style:list-style-name="WWNum1">
      <style:text-properties officeooo:paragraph-rsid="0007690e"/>
    </style:style>
    <style:style style:name="P11" style:family="paragraph" style:parent-style-name="Plain_20_Text" style:list-style-name="WWNum1">
      <style:text-properties officeooo:paragraph-rsid="00186502"/>
    </style:style>
    <style:style style:name="P12" style:family="paragraph" style:parent-style-name="Plain_20_Text">
      <style:text-properties officeooo:paragraph-rsid="0007690e"/>
    </style:style>
    <style:style style:name="P13" style:family="paragraph" style:parent-style-name="Plain_20_Text">
      <style:text-properties officeooo:paragraph-rsid="0008ca95"/>
    </style:style>
    <style:style style:name="P14" style:family="paragraph" style:parent-style-name="Plain_20_Text">
      <style:text-properties officeooo:rsid="0009b2d6" officeooo:paragraph-rsid="0009b2d6"/>
    </style:style>
    <style:style style:name="P15" style:family="paragraph" style:parent-style-name="Plain_20_Text">
      <style:text-properties officeooo:rsid="000afda3" officeooo:paragraph-rsid="000afda3"/>
    </style:style>
    <style:style style:name="P16" style:family="paragraph" style:parent-style-name="Plain_20_Text">
      <style:text-properties officeooo:rsid="000afda3" officeooo:paragraph-rsid="000ca85a"/>
    </style:style>
    <style:style style:name="P17" style:family="paragraph" style:parent-style-name="Plain_20_Text">
      <style:text-properties officeooo:rsid="000ca85a" officeooo:paragraph-rsid="000ca85a"/>
    </style:style>
    <style:style style:name="P18" style:family="paragraph" style:parent-style-name="Plain_20_Text">
      <style:text-properties officeooo:paragraph-rsid="000ca85a"/>
    </style:style>
    <style:style style:name="P19" style:family="paragraph" style:parent-style-name="Plain_20_Text">
      <style:text-properties style:font-name="Courier" fo:font-size="10.5pt" officeooo:rsid="000d9e2c" officeooo:paragraph-rsid="000ca85a" style:font-size-asian="10.5pt" style:font-size-complex="10.5pt"/>
    </style:style>
    <style:style style:name="P20" style:family="paragraph" style:parent-style-name="Plain_20_Text">
      <style:text-properties style:font-name="Courier" fo:font-size="10.5pt" officeooo:rsid="000d9e2c" officeooo:paragraph-rsid="0007690e" style:font-size-asian="10.5pt" style:font-size-complex="10.5pt"/>
    </style:style>
    <style:style style:name="P21" style:family="paragraph" style:parent-style-name="Plain_20_Text">
      <style:text-properties style:font-name="Courier" fo:font-size="10.5pt" officeooo:rsid="000daf8e" officeooo:paragraph-rsid="000daf8e" style:font-size-asian="10.5pt" style:font-size-complex="10.5pt"/>
    </style:style>
    <style:style style:name="P22" style:family="paragraph" style:parent-style-name="Plain_20_Text">
      <style:text-properties officeooo:paragraph-rsid="000da6d3"/>
    </style:style>
    <style:style style:name="P23" style:family="paragraph" style:parent-style-name="Plain_20_Text">
      <style:text-properties officeooo:paragraph-rsid="0013863a"/>
    </style:style>
    <style:style style:name="P24" style:family="paragraph" style:parent-style-name="Plain_20_Text">
      <style:text-properties officeooo:rsid="0013863a" officeooo:paragraph-rsid="001475ad"/>
    </style:style>
    <style:style style:name="P25" style:family="paragraph" style:parent-style-name="Plain_20_Text">
      <style:text-properties officeooo:rsid="001506de" officeooo:paragraph-rsid="001506de"/>
    </style:style>
    <style:style style:name="P26" style:family="paragraph" style:parent-style-name="Plain_20_Text">
      <style:text-properties officeooo:rsid="001506de" officeooo:paragraph-rsid="0016e4b1"/>
    </style:style>
    <style:style style:name="P27" style:family="paragraph" style:parent-style-name="Plain_20_Text">
      <style:text-properties officeooo:rsid="0016e4b1" officeooo:paragraph-rsid="0016e4b1"/>
    </style:style>
    <style:style style:name="P28" style:family="paragraph" style:parent-style-name="Plain_20_Text">
      <style:text-properties officeooo:paragraph-rsid="00186502"/>
    </style:style>
    <style:style style:name="P29" style:family="paragraph" style:parent-style-name="Plain_20_Text">
      <style:text-properties officeooo:rsid="001cc803" officeooo:paragraph-rsid="001cc803"/>
    </style:style>
    <style:style style:name="P30" style:family="paragraph" style:parent-style-name="Plain_20_Text">
      <style:text-properties officeooo:paragraph-rsid="001e5b0e"/>
    </style:style>
    <style:style style:name="P31" style:family="paragraph" style:parent-style-name="Plain_20_Text">
      <style:text-properties officeooo:rsid="001e5b0e" officeooo:paragraph-rsid="001e5b0e"/>
    </style:style>
    <style:style style:name="P32" style:family="paragraph" style:parent-style-name="Plain_20_Text">
      <style:text-properties officeooo:rsid="001e5b0e" officeooo:paragraph-rsid="0020a50e"/>
    </style:style>
    <style:style style:name="P33" style:family="paragraph" style:parent-style-name="Plain_20_Text">
      <style:text-properties officeooo:rsid="001f2749" officeooo:paragraph-rsid="001f2749"/>
    </style:style>
    <style:style style:name="P34" style:family="paragraph" style:parent-style-name="Plain_20_Text">
      <style:text-properties officeooo:paragraph-rsid="001f2749"/>
    </style:style>
    <style:style style:name="P35" style:family="paragraph" style:parent-style-name="Plain_20_Text">
      <style:text-properties officeooo:paragraph-rsid="0020a50e"/>
    </style:style>
    <style:style style:name="P36" style:family="paragraph" style:parent-style-name="Plain_20_Text">
      <style:text-properties officeooo:rsid="0020a50e" officeooo:paragraph-rsid="0020a50e"/>
    </style:style>
    <style:style style:name="P37" style:family="paragraph" style:parent-style-name="Plain_20_Text">
      <style:text-properties officeooo:rsid="0020bc75" officeooo:paragraph-rsid="0020bc75"/>
    </style:style>
    <style:style style:name="P38" style:family="paragraph" style:parent-style-name="Plain_20_Text">
      <style:text-properties officeooo:rsid="00212576" officeooo:paragraph-rsid="00212576"/>
    </style:style>
    <style:style style:name="P39" style:family="paragraph" style:parent-style-name="Plain_20_Text">
      <style:paragraph-properties fo:margin-left="1.27cm" fo:margin-right="0cm" fo:text-indent="0cm" style:auto-text-indent="false"/>
      <style:text-properties officeooo:paragraph-rsid="0007690e"/>
    </style:style>
    <style:style style:name="P40" style:family="paragraph" style:parent-style-name="Plain_20_Text" style:master-page-name="Standard">
      <style:paragraph-properties style:page-number="auto"/>
      <style:text-properties officeooo:paragraph-rsid="0007690e"/>
    </style:style>
    <style:style style:name="T1" style:family="text">
      <style:text-properties officeooo:rsid="0007690e"/>
    </style:style>
    <style:style style:name="T2" style:family="text">
      <style:text-properties officeooo:rsid="0008928c"/>
    </style:style>
    <style:style style:name="T3" style:family="text">
      <style:text-properties officeooo:rsid="0008ca95"/>
    </style:style>
    <style:style style:name="T4" style:family="text">
      <style:text-properties officeooo:rsid="000afda3"/>
    </style:style>
    <style:style style:name="T5" style:family="text">
      <style:text-properties officeooo:rsid="000ca85a"/>
    </style:style>
    <style:style style:name="T6" style:family="text">
      <style:text-properties officeooo:rsid="000d9e2c"/>
    </style:style>
    <style:style style:name="T7" style:family="text">
      <style:text-properties style:font-name="Courier" fo:font-size="10.5pt" officeooo:rsid="000d9e2c" style:font-size-asian="10.5pt" style:font-size-complex="10.5pt"/>
    </style:style>
    <style:style style:name="T8" style:family="text">
      <style:text-properties style:font-name="Courier" fo:font-size="10.5pt" officeooo:rsid="000da6d3" style:font-size-asian="10.5pt" style:font-size-complex="10.5pt"/>
    </style:style>
    <style:style style:name="T9" style:family="text">
      <style:text-properties officeooo:rsid="000da6d3"/>
    </style:style>
    <style:style style:name="T10" style:family="text">
      <style:text-properties officeooo:rsid="000f37cb"/>
    </style:style>
    <style:style style:name="T11" style:family="text">
      <style:text-properties officeooo:rsid="00107a12"/>
    </style:style>
    <style:style style:name="T12" style:family="text">
      <style:text-properties officeooo:rsid="00119ab2"/>
    </style:style>
    <style:style style:name="T13" style:family="text">
      <style:text-properties officeooo:rsid="001475ad"/>
    </style:style>
    <style:style style:name="T14" style:family="text">
      <style:text-properties officeooo:rsid="0016e4b1"/>
    </style:style>
    <style:style style:name="T15" style:family="text">
      <style:text-properties officeooo:rsid="00186502"/>
    </style:style>
    <style:style style:name="T16" style:family="text">
      <style:text-properties officeooo:rsid="001b0809"/>
    </style:style>
    <style:style style:name="T17" style:family="text">
      <style:text-properties officeooo:rsid="001e5b0e"/>
    </style:style>
    <style:style style:name="T18" style:family="text">
      <style:text-properties officeooo:rsid="001f2749"/>
    </style:style>
    <style:style style:name="T19" style:family="text">
      <style:text-properties officeooo:rsid="0020a50e"/>
    </style:style>
    <style:style style:name="T20" style:family="text">
      <style:text-properties officeooo:rsid="002125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lan :</text:p>
      <text:p text:style-name="P12"/>
      <text:p text:style-name="P6">######## les gestes et les mouvements font partie intégrante de la communication / du quotidien ######</text:p>
      <text:p text:style-name="P6"/>
      <text:p text:style-name="P6"><office:annotation><dc:creator>Amélie RC</dc:creator><dc:date>2019-05-17T14:00:00</dc:date><loext:sender-initials>ARC</loext:sender-initials><text:p>Une observation : nous bougeons en parlant, nous parlons en bougeant</text:p><text:p>Qui doit te permettre sur la base d’exemple généraux (comme tu l’as fait) d’introduire <text:s/>ta question de recherche global + transition avec la suite : genre : l’omniprésence des mouvements des membres dans la communication parlée, à des fins communicatives ou dans un cadre de double tâche interroge la manière dont ces mouvements interagissent avec la parole. Différents types de relations ont pu être observées, la plupart s’inscrivent dans le cadre de la cogitions incarnée et situées.</text:p><text:p/></office:annotation></text:p>
      <text:p text:style-name="P5">Les mouvements du corps sont omniprésents dans la communication parlée.</text:p>
      <text:p text:style-name="P5">Par exemple, il est habituel de parler en marchant, en faisant du sport, en faisant les courses etc. <text:span text:style-name="T1">Certaines de ces activités relèvent de la contrainte situationnelle, et peuvent être considérées comme des doubles tâches, mais ce n’est pas toujours le cas.</text:span></text:p>
      <text:p text:style-name="P7">En particulier, les mouvements des membres, que nous appellerons « gestes », <text:s/>sont indissociables de la communication orale, <text:span text:style-name="T2">et sont à visée communicative</text:span>. <text:span text:style-name="T3">D’après (Kendon, 2004 ; p.359),"gestures are an integral component of the communicative act of the speaker". </text:span></text:p>
      <text:p text:style-name="P7"><text:span text:style-name="T9">En effet, n</text:span>ous bougeons tous les mains lorsque nous parlons, <text:span text:style-name="T18">que ce soit demanière volontaire, comme pour un geste de pointage, ou de manière inconsciente</text:span>.</text:p>
      <text:p text:style-name="P7">Des études montrent que les aveugles de naissance ne font pas exception à la règle, alors même qu’ils n’ont jamais vu quelqu’un faire de geste<text:span text:style-name="T9">s</text:span> en parlant (Iverson, Jana &amp; Goldin-Meadow, Susan. (1998))</text:p>
      <text:p text:style-name="P7"><text:s text:c="2"/>→<text:span text:style-name="T3"> Why people gesture as they speak. Nature. 396. 228. 10.1038/24300.</text:span></text:p>
      <text:p text:style-name="P7">Cette habitude <text:span text:style-name="T9">est donc probablement</text:span> plus qu’une simple convention sociale. <text:span text:style-name="T2">Ces gestes ne sont pas non plus entièrement destinés à l’interlocauteur, puisque cette même étude montre que les aveugles font des gestes lorsqu’ils se parlent entre eux. Les auteurs de cet article avancent l’hypothèse que les gestes manuels pourraient servir à leur propre expression, par exemple à les aider à formuler des idées. Chez l’adulte tout-venant, les gestes manuels ont une portée encore plus vaste : ils peuvent marquer le rythme du discours, renforcer un message ou prodiguer des informations supplémentaires à celui qui écoute.</text:span></text:p>
      <text:p text:style-name="P8">Ainsi, si l’on veut étudier la communication orale dans des conditions écologiques, il paraît essentiel de prendre en compte cette intéraction entre <text:span text:style-name="T3">les mouvements</text:span> et la parole.</text:p>
      <text:p text:style-name="P8">Pourtant, les études en laboratoire portant sur le langage sont généralement statiques et très contraintes.</text:p>
      <text:p text:style-name="P8">Notre étude vise à étudier l’influence des mouvements du corps, et en particulier des gestes <text:span text:style-name="T9">manuels</text:span>, sur la cognition.</text:p>
      <text:p text:style-name="P8">En s’intéressant aux différents type d’intéraction entre le corps et les fonctions cognitives, elle s’inscrit dans le cadre de la cognition incarnée et située.</text:p>
      <text:p text:style-name="P9"/>
      <text:p text:style-name="P9"/>
      <text:p text:style-name="P12"/>
      <text:p text:style-name="P12"/>
      <text:p text:style-name="P12">######### <text:s/>Cognition incarnée ###############################</text:p>
      <text:p text:style-name="P12"/>
      <text:p text:style-name="P14">D’après (Barsalou,2008), nous comprenons le monde qui nous entoure grâce à notre corps, par le biais de simulation physique <text:span text:style-name="T9">de nos expériences passées</text:span>.</text:p>
      <text:p text:style-name="P14"><text:span text:style-name="T9">Certaines</text:span> théorie<text:span text:style-name="T9">s</text:span> classique<text:span text:style-name="T9">s</text:span> <text:span text:style-name="T9">affirment</text:span> que nos connaissances sémantiques sont amodales, c’est à dire qu’elles ne sont pas stockées dans notre cerveau dans une modalité particulière, comme la vision. Au contraire, la théorie de la cognition incarnée <text:span text:style-name="T5">et située</text:span> avance que nos représentations sont multi-modales. Lorsque un stimulus nous arrive, notre cerveau <text:span text:style-name="T4">intègre les différentes modalités dans une représentation multimodale stockée dans la mémoire. "the brain captures states across the modalities and integrates </text:span><text:soft-page-break/><text:span text:style-name="T4">them with a multimodal representation stored in memory" (Barsalou, 2008, p.618)</text:span></text:p>
      <text:p text:style-name="P15">Ensuite, au moment de la récupération en mémoire d’une connaissance, par exemple l’idée d’une chaise, les représentations multimodales seront réactivées pour simuler notamment les perceptions et actions associées à cette onnaissance. <text:s/></text:p>
      <text:p text:style-name="P16"><text:span text:style-name="T5">La </text:span>cognition incarnée et située défend <text:span text:style-name="T5">donc </text:span>l'idée que l'essentiel de nos activités cognitives sont une 'réactivation d'états perceptifs, moteurs et introspectifs acquis durant une expérience avec le monde, le corps et la pensée'('Simulation is the reenactment of perceptual, motor, and introspective states acquired during experience with the world, body, and mind', Barsalou, 2008, p. 618). <text:span text:style-name="T5">Elles seraient </text:span>« incarnées » dans les processus sensori-moteurs impliqués lors de leur construction, <text:span text:style-name="T9">qui apparaît ainsi comme un moment clé</text:span>.</text:p>
      <text:p text:style-name="P12"><text:span text:style-name="T5">D’ailleurs, de nombreuses études neurophysiologiques montrent que le </text:span>système moteur <text:span text:style-name="T1">est </text:span>impliqué dans les activités cognitives telles que la perception, la mémoire, les émotions, la prise de décision.</text:p>
      <text:p text:style-name="P22"><text:span text:style-name="T6">Par exemple, </text:span><text:span text:style-name="T7">(K.E. Watkins, 2002) </text:span><text:span text:style-name="T8">ont</text:span><text:span text:style-name="T6"> montré que voir et é</text:span><text:span text:style-name="T7">couter de la parole exciterait le système moteur impliqué dans la production de la parole.</text:span></text:p>
      <text:p text:style-name="P22"><text:span text:style-name="T8">Ces intéractions entre système moteur et activités peuvent être de plusieurs types : facilitatrice ou interférente (par exemple dans le cadre d’une double tâche)</text:span><text:span text:style-name="T7"> </text:span></text:p>
      <text:p text:style-name="P18"><text:span text:style-name="T5">Il paraît donc intéressant d’étudier l’intéraction entre le system moteur et certaines activités cognitives, comme le langage et la mémoire. </text:span></text:p>
      <text:p text:style-name="P18"/>
      <text:p text:style-name="P18"/>
      <text:p text:style-name="P17">############### Cognition incarnée et mémoire ############## »</text:p>
      <text:p text:style-name="P19"/>
      <text:p text:style-name="P21">Les modèles classiques ne laissent pas une grace place au système moteur dans les processus mnésiques. Au contraire, c<text:span text:style-name="T6">ertains modèles s’inscrivent dans la perspective de la cognition incarnée pour décrire des phénomènes de mémoire, notamment en lien avec le mouvement et autres composantes sensori-motrices.</text:span></text:p>
      <text:p text:style-name="P1">(Versace et al., 2014) ont développé un modèle, <text:span text:style-name="T10">le modèle ‘Act-In’,</text:span> cherchant à expliquer la construction de traces en mémoire et l'émergence de nouvelles connaissances.</text:p>
      <text:p text:style-name="P1">Selon ce modèle, au moment d’une stimulation, il y a traitement en parallèle par différents réseaux neuronaux des différentes composantes <text:span text:style-name="T10">sensori-motrices,</text:span> puis intégration mltimodale. Ainsi, les traces mémorielles codent les multiples composantes des expériences passées. </text:p>
      <text:p text:style-name="P2">Ensuite, lors d’une nouvelle situation, des traces similaires à cette nouvelle situation sont récupérées en mémoire, <text:span text:style-name="T10">et une connaissance sera </text:span>constituée des caractéristiques communes <text:span text:style-name="T10">aux</text:span> traces activées.</text:p>
      <text:p text:style-name="P1">La force d'activation de chaque trace dépend :</text:p>
      <text:p text:style-name="P1">- de la similarité entre <text:span text:style-name="T10">l’événement présent</text:span> et la trace </text:p>
      <text:p text:style-name="P1">- de la force d'association entre les composants au sein d'une trace. Une meilleure intégration multi-composantes permet donc d'augmenter cette activation.</text:p>
      <text:p text:style-name="P1">- de la similarité entre les traces en mémoire : plus une trace est dissociée des autres traces, plus elle sera facilement retrouvée, car elle limitera le nombre de traces activées.</text:p>
      <text:p text:style-name="P3">Ainsi, la force d’un souvenir sera influencée par son nombre de composantes et l’intégration de ses différentes composantes.</text:p>
      <text:p text:style-name="P4">D’après cette théorie, u<text:span text:style-name="T6">ne connaissance générale </text:span>(l’utilité d’un objet par exemple)<text:span text:style-name="T6"> émerge d’ </text:span>un grand nombre<text:span text:style-name="T6"> de traces </text:span>assez<text:span text:style-name="T6"> similaires.</text:span></text:p>
      <text:p text:style-name="P1"><text:soft-page-break/>Au contraire, une connaissance spécifique, <text:span text:style-name="T11">comme celles de la mémoire épisodique,</text:span> nécessite une trace avec une activation forte et dissociée des autres. </text:p>
      <text:p text:style-name="P1"/>
      <text:p text:style-name="P1"><text:span text:style-name="T11">F</text:span>aire des mouvements pendant un apprentissage pourrait permettre de rajouter une composante en mémoire, diss<text:span text:style-name="T10">oc</text:span>ier cette trace des autres et donc faciliter le rappel par la suite. <text:span text:style-name="T11">Le mouvement serait finalement comme une forme de renforcement de la trace mnésique ?</text:span></text:p>
      <text:p text:style-name="P1">D'après Barsalou, cette composante supplémentaire permettrait de faciliter la simulation de l'événement passé, <text:span text:style-name="T10">ce qui est selon lui le processus de base de toute activité cognitive</text:span>.</text:p>
      <text:p text:style-name="P1">Attention cependant, la multimodalité seule n'assure pas une meilleure rétention en mémoire : un lien entre les différentes composantes est nécessaire pour qu'il y ait intégration.</text:p>
      <text:p text:style-name="P1">Par exemple, lors d'une tâche de reconnaissance visuelle, Lehmann</text:p>
      <text:p text:style-name="P1">and Murray (2005) ont montré que les participants étaient meilleurs avec un stimulus visuel uniquement qu’avec le stimulus additionné d’un bruit blanc de 1000Hz.</text:p>
      <text:p text:style-name="P1">On peut donc supposer que la capacité d'une personne à intégrer les différentes composantes d'un événement aura une influence sur sa mémorisation de <text:span text:style-name="T10">l’</text:span>événement.</text:p>
      <text:p text:style-name="P20"/>
      <text:p text:style-name="P20"/>
      <text:p text:style-name="P18"><office:annotation><dc:creator>Amélie RC</dc:creator><dc:date>2019-05-17T14:07:00</dc:date><loext:sender-initials>ARC</loext:sender-initials><text:p>La mémoire est une fonction cognitive, le langage et la parole aussi du coup attention aux répétitions avec ce que tu dis avant. Peut-être plutôt parler des dépendances mémoire-langage , et de dépendance mémoire-corps et langage-corps ??? Ou alors faire de ta partie 1 une introduction aux partie 2 et 3 en justiiant pk tu t’attardes sur la mémire et le langage</text:p></office:annotation>- </text:p>
      <text:p text:style-name="P12"/>
      <text:p text:style-name="P12">#<text:span text:style-name="T12">################# Les dépendance entre la parole et le corps ############</text:span></text:p>
      <text:p text:style-name="P12"/>
      <text:p text:style-name="P12"><office:annotation office:name="__Annotation__148_1495204657"><dc:creator>Amélie RC</dc:creator><dc:date>2019-05-17T14:05:00</dc:date><loext:sender-initials>ARC</loext:sender-initials><text:p>Du coup on distingue les types d’interaction : (1) facilitatrice ; (2) interférentes… je pense qu’il faut distinguer</text:p></office:annotation></text:p>
      <text:p text:style-name="P12"/>
      <text:p text:style-name="P12">- actions motrices pendant une tâche de rotation mentale peuvent aider, ou au contraire déranger, selon qu'elles soient congruente avec le sens de rotation (Wexler, kosslyn, berthoz 1998)</text:p>
      <text:p text:style-name="P12">- de simples actions motrices peuvent influencer la mémoire émotionnelle (casasanto &amp; dijkstra, 2010) <text:bookmark text:name="move419722106"/></text:p>
      <text:p text:style-name="P12"><office:annotation-end office:name="__Annotation__148_1495204657"/></text:p>
      <text:p text:style-name="P12"/>
      <text:p text:style-name="P12"/>
      <text:p text:style-name="P12"/>
      <text:p text:style-name="P12"/>
      <text:p text:style-name="P12"><office:annotation office:name="__Annotation__216_1495204657"><dc:creator>Amélie RC</dc:creator><dc:date>2019-05-17T14:23:00</dc:date><loext:sender-initials>ARC</loext:sender-initials><text:p>Je ne pense pas que tu devrais mettre des exemples sur le langage ici car tu va le faire après, donne plutôt des exemple générique puis transitionne sur le langage parlé et la multiplicité des relations que tu vas détailler ensuite</text:p></office:annotation>- la compréhension langagière peut être altérée si elle est accompagnée d'une action motrice incongruente (Glenberg &amp; Kaschak 2002)</text:p>
      <text:p text:style-name="P12">- actions motrices pendant une tâche de rotation mentale peuvent aider, ou au contraire déranger, selon qu'elles soient congruente avec le sens de rotation (Wexler, kosslyn, berthoz 1998)</text:p>
      <text:p text:style-name="P12">- de simples actions motrices peuvent influencer la mémoire émotionnelle (casasanto &amp; dijkstra, 2010) </text:p>
      <text:p text:style-name="P12"/>
      <text:p text:style-name="P12">-&gt; Les interactions entre le langage parlé et les mouvements des membres ont été étudiées pour différents types de mouvements, en perception et en production<text:bookmark text:name="move4197221061"/></text:p>
      <text:p text:style-name="P12"><office:annotation-end office:name="__Annotation__216_1495204657"/></text:p>
      <text:p text:style-name="P12"/>
      <text:p text:style-name="P12">######### II. La gestualité manuelle et le langage parlé ###############################</text:p>
      <text:p text:style-name="P13"><office:annotation office:name="__Annotation__227_1495204657"><dc:creator>Amélie RC</dc:creator><dc:date>2019-05-17T14:29: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parlé plus particulièrement.</text:p>
      <text:p text:style-name="P13"><text:soft-page-break/></text:p>
      <text:p text:style-name="P13">- gestures could represent "a second channel that makes successful comprehension more likely" (Goldin-Meadow &amp; Alibali, 2013, p.261).<office:annotation-end office:name="__Annotation__227_1495204657"/></text:p>
      <text:p text:style-name="P12"/>
      <text:p text:style-name="P12">Previous work suggests an embodiment of spoken language in limb movements at both conceptual and motor levels. Empirical observations suggest complex, adaptable and scalable links between the two systems.</text:p>
      <text:p text:style-name="P12"><text:bookmark text:name="move419722678"/></text:p>
      <text:p text:style-name="P12"/>
      <text:p text:style-name="P12"/>
      <text:p text:style-name="P12">II.1. Au cours du développement :</text:p>
      <text:list xml:id="list185278591" text:style-name="WWNum1">
        <text:list-item>
          <text:p text:style-name="P10">Co-development of arm and orofacial control (cf. Iverson &amp; Thelen)</text:p>
        </text:list-item>
        <text:list-item>
          <text:p text:style-name="P11">-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10"/>
        </text:list-item>
      </text:list>
      <text:p text:style-name="P39"/>
      <text:p text:style-name="P23">II.2 En perception :</text:p>
      <text:p text:style-name="P24">Des études en neurophysio<text:span text:style-name="T13">logie montrent que les aires motrices du cerveau sont impliquées dans la perception du langage. Par exemple, (e.g., Pulvermüller et al., 2005) ont mené une expérience en stimulation transcranienne (TMS) et ont montré que les aires motrices et prémotrices jouent un rôle actif dans le traitement lexical de verbes d’actions liés à la main ou au pied : ils ont trouvé une facilitation du traitement lorsque la zone stimulée (aire de la main ou de la jambe) correspondait au verbe traité. Il y aurait donc un flux d’information des aires motrices vers le système cortical lié à la perception du langage.</text:span></text:p>
      <text:p text:style-name="P25">Cette intéraction entre les systèmes moteurs et la compréhension du langage peuvent être facilitateurs, mais aussi être source d’interférence.</text:p>
      <text:p text:style-name="P26">La compréhension d’une phrase impliquant une action dans une direction interfère avec une vraie action (appuyer sur un bouton) dans la direction opposée(Glenberg &amp; Kaschak, 2002). Cela rejoint l’idée de la cognition incarnée, qui affirme que la compréhension du langage passe par la simulation du contenu de la phrase. <text:span text:style-name="T14">L’action incongruente empêcherait le bon fonctionnement de cette simulation.</text:span></text:p>
      <text:p text:style-name="P27"/>
      <text:p text:style-name="P23"/>
      <text:p text:style-name="P23">. Mais aussi littérature sur le fait que les gestes du locuteurs aident l’auditeur</text:p>
      <text:p text:style-name="P12"/>
      <text:p text:style-name="P12"/>
      <text:p text:style-name="P12"/>
      <text:p text:style-name="P12"/>
      <text:p text:style-name="P28">II.3 En production  : <text:span text:style-name="T15">Attention à la redondance</text:span></text:p>
      <text:p text:style-name="P28">Cette interaction peut être une contrainte situationnelle (parler pendant une activité motrice quelconque du quotidien) ou au contraire naturelle (bouger les mains pendant un discours)</text:p>
      <text:p text:style-name="P12">For some authors, speech and manual gestures are integrated in communication (McNeill, 1992). Manual gestures have actually been hypothesized to be precursors of spoken communication (Corballis, 2003; Glenberg and Gallese, 2012).</text:p>
      <text:p text:style-name="P12"/>
      <text:p text:style-name="P12">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text:soft-page-break/>context integrated in the motor and lexical learning of spoken language and later 'reenacted'. </text:p>
      <text:p text:style-name="P12"/>
      <text:p text:style-name="P12">Ainsi, la <text:span text:style-name="T15">communication</text:span> peut être considérée comme multimodale</text:p>
      <text:p text:style-name="P12"/>
      <text:list xml:id="list173955898972598" text:continue-numbering="true" text:style-name="WWNum1">
        <text:list-item>
          <text:p text:style-name="P10"/>
        </text:list-item>
      </text:list>
      <text:p text:style-name="P12"><office:annotation office:name="__Annotation__467_1495204657"><dc:creator>Amélie RC</dc:creator><dc:date>2019-05-17T14:10: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plus particulièrement.<office:annotation-end office:name="__Annotation__467_1495204657"/></text:p>
      <text:p text:style-name="P12">For some authors, speech and manual gestures are integrated in communication (McNeill, 1992). Manual gestures have actually been hypothesized to be precursors of spoken communication (Corballis, 2003; Glenberg and Gallese, 2012).</text:p>
      <text:p text:style-name="P12">-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12">Previous work suggests an embodiment of spoken language in limb movements at both conceptual and motor levels. Empirical observations suggest complex, adaptable and scalable links between the two systems.</text:p>
      <text:p text:style-name="P12">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12"><text:bookmark text:name="move4197226781"/></text:p>
      <text:p text:style-name="P12"/>
      <text:p text:style-name="P12"/>
      <text:p text:style-name="P12">-&gt; d'où l'importance des gestes en particulier</text:p>
      <text:p text:style-name="P12"/>
      <text:p text:style-name="P12"><office:annotation office:name="__Annotation__481_1495204657"><dc:creator>Amélie RC</dc:creator><dc:date>2019-05-17T14:11:00</dc:date><loext:sender-initials>ARC</loext:sender-initials><text:p>Je pense que tu vas te retrouver à faire des répétitions, ce qui m’amène à questionner ton plan…</text:p></office:annotation>################ Importance des gestes #######################<office:annotation-end office:name="__Annotation__481_1495204657"/></text:p>
      <text:p text:style-name="P12"/>
      <text:p text:style-name="P12"/>
      <text:p text:style-name="P12">1/ Pour l'apprentissage en général </text:p>
      <text:p text:style-name="P12"/>
      <text:p text:style-name="P37">a/</text:p>
      <text:p text:style-name="P12">l'utilisation de gestes manuels pourrait faciliter l'acquisition de connaissances abstraites, comme des concepts mathématiques . (Cook &amp; al, 2008 GoldinEMeadow and Wagner, 2005) -&gt; cet effet se retrouve surtout dans le temps "gestures make learning last" <text:s/>Cela pourrait être dû aux effets du sommeil sur la consolidation de la mémoire. (pas besoin de ref ?)</text:p>
      <text:p text:style-name="P12"/>
      <text:p text:style-name="P12"/>
      <text:p text:style-name="P12"/>
      <text:p text:style-name="P37">b/ comment ?</text:p>
      <text:p text:style-name="P37">Une seconde hypoyhèse serait la suivante : l’effet des gestes sur l’apprentissage pourrait être dû à un allègement de la mémoire de travail.</text:p>
      <text:p text:style-name="P37">En ce qui concerne cette idée, on peut faire l’hypothèse inverse : faire des gestes pendant la parole reqiert de la coordination, ce qui aurait pour effet d’augmenter la charge cognitive. Pour départager ces 2 idées, Goldin-Meadow et al. (2001) ont étudié l’impact des gestes sur la charge cognitive :</text:p>
      <text:p text:style-name="P37">Ils ont c<text:span text:style-name="T20">omparé</text:span> <text:span text:style-name="T20">comment </text:span>le fait de faire des gestes pendant une tâche (expliquer un problème de mathématiques) <text:span text:style-name="T20">affectait la performance sur une seconde tâche (se souvenir d’une liste de mots), par rapport à la première tâche sans les gestes. Ils ont montré que les participants avaient des meilleurs scores en mémoire de travail dans la conditions « gestes ».</text:span></text:p>
      <text:p text:style-name="P38"><text:soft-page-break/>L’explication ne peut pas être purement motrice, puisque des gestes cohérents avec la tâche distractive (expliquer un problème de mathématiques) amélioraient plus les résultats que des gestes incohérents avec cette même tâche. Les auteurs de l’étude en déduisent que cette facilitation doit être en lien avec la coordination de l’activité motrice avec les fonctions cognitives en jeu.</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I.4. Pour l'apprentissage de nouveaux mots (et du coup ouverture sur la mémoire ?)</text:p>
      <text:p text:style-name="P12">a/ étude de gestes spontanés</text:p>
      <text:p text:style-name="P12">- Dans l'étude de (Bird et al. 2000), les participants pouvaient, mais ne devaient pas absolument imiter des gestes pendant leur apprentissage. Une corrélation entre imitatio/pas d'imit et le score d'apprentissage a été montré pour des enfants tous venants.</text:p>
      <text:p text:style-name="P12">- Des étudiants qui font des gestes pendant un apprentissage de terminologie (apprentissage de noms et définitions) et de compréhension ont des meilleures performances que ceux qui n'en font pas, selon (Macken &amp; Ginns, 2014)</text:p>
      <text:p text:style-name="P12">- adults can learn a second language easier if they gesture during learning (McCafferty, 2004) – chercher d’autres ref ici</text:p>
      <text:p text:style-name="P12"/>
      <text:p text:style-name="P12">-&gt; rôle causal des gestes ? le mouvement pourrait être la csqce d'un autre facteur</text:p>
      <text:p text:style-name="P12"/>
      <text:p text:style-name="P12"><office:annotation office:name="__Annotation__561_1495204657"><dc:creator>Amélie RC</dc:creator><dc:date>2019-05-17T14:11:00</dc:date><loext:sender-initials>ARC</loext:sender-initials><text:p>Tu entends quoi ici par contrôle «  le fait de faire des gestes pré-définis ?</text:p></office:annotation>b/ étude contrôlée<office:annotation-end office:name="__Annotation__561_1495204657"/></text:p>
      <text:p text:style-name="P12">??? 2d language acquisition</text:p>
      <text:p text:style-name="P12">Chen (1996) a montré que faire des gestes pendant la parole pourrait faciliter l'accès au lexique mental pendant la parole spontanée d'étudiants</text:p>
      <text:p text:style-name="P12">+ INTRODUCTION TO GESTURE AND SLA: TOWARD AN INTEGRATED APPROACH -&gt; Gullberg 2008</text:p>
      <text:p text:style-name="P12"/>
      <text:p text:style-name="P12"/>
      <text:p text:style-name="P12"/>
      <text:p text:style-name="P12">################ Plus qu'un autre type de traces ? surtout dans le temps <text:s/>##########</text:p>
      <text:p text:style-name="P12">-&gt; cf précédemment, geste = une trace supplémentaire</text:p>
      <text:p text:style-name="P12">D'après Kapalková, Polisenská and Süssová (2016), un geste serait plus utile qu'une image pendant l'apprentissage (apprentissage expressif)</text:p>
      <text:p text:style-name="P12"/>
      <text:p text:style-name="P12">L'avantage gestuel grandirait avec le temps (Berkel-van Hoof et al, 2016, Cook et al, 2008)</text:p>
      <text:p text:style-name="P12"/>
      <text:p text:style-name="P12"><office:annotation office:name="__Annotation__669_1495204657"><dc:creator>Amélie RC</dc:creator><dc:date>2019-05-17T14:33:00</dc:date><loext:sender-initials>ARC</loext:sender-initials><text:p>Pas forcément pertinent, on ne va pas le tesrer</text:p></office:annotation></text:p>
      <text:p text:style-name="P12"><office:annotation-end office:name="__Annotation__669_1495204657"/></text:p>
      <text:p text:style-name="P12"><text:soft-page-break/></text:p>
      <text:p text:style-name="P12">#### III autres types de mouvement : double tâche ou gain réel #############</text:p>
      <text:p text:style-name="P12"/>
      <text:p text:style-name="P34">→<text:span text:style-name="T18"> transition</text:span></text:p>
      <text:p text:style-name="P12">Beaucoup d'études s'intéressent à l'influence des gestes manuels sur le langage, mais assez peu aux mouvements du corps de manière plus générale.</text:p>
      <text:p text:style-name="P12">Pour s'intéresser à l'interaction entre la parole et les mouvements du corps, des paradigmes de double tâche sont utilisés.</text:p>
      <text:p text:style-name="P12">Les études en double tâche sont très variées, mais l'idée <text:span text:style-name="T18">générale </text:span>qui en ressort est un ralentissement à la fois du traitement cognitif et du mouvement, cela en comparaison avec des tâches simples (AlEYahya et al., 2011) La récupération des pleines fonctions cognitives pourrait nécessiter un entraînement.</text:p>
      <text:p text:style-name="P12">Au contraire, dans la théorie de l'accès au lexique, Krauss (1998) postule que les gestes moteurs aident à retrou<text:bookmark text:name="_GoBack"/>ver un mot en mémoire. Plusieurs études tendent à confirmer cette idée. Cela pourrait être dû à une meilleure oxygénation du corps induite par cette activité physique (réf ??)</text:p>
      <text:p text:style-name="P12">SchmidtEKassow et al. (2010) ont comparé l'apprentissage et la mémorisation de vocabulaire dans une nouvelle langue en étant assis, marchant ou faisant du vélo. Après plusieurs sessions d'apprentissage, l'étude révèle une amélioration de la mémoire lors des conditions actives, ainsi que des changements en plasticité cérébrale. Il semble <text:span text:style-name="T17">donc</text:span> que l'activité physique pourrait avoir un effet bénéfique sur l'apprentissage.</text:p>
      <text:p text:style-name="P12"/>
      <text:p text:style-name="P12"/>
      <text:p text:style-name="P35">Ces études mènent souvent à des conclusions incongruentes quant à l'apport des mouvements corporels dans la mémoire et les fonctions cognitives en général. <text:span text:style-name="T17">Cependant,</text:span> elles ne portent généralement pas sur la même tâche et <text:span text:style-name="T17">sont passées</text:span> dans des conditions différentes, il est donc difficile de les comparer. <text:span text:style-name="T19">Il est rare de trouver une comparaison entre différents types de mouvements, comme les gestes</text:span> spontanés des mains e<text:span text:style-name="T19">t des gestes des jambes.</text:span></text:p>
      <text:p text:style-name="P30">L'intérêt de cette étude est qu'elle regroupe au sein d'une seule et même expérience une variété de contextes physiques : mains en gestes libres, mains contraintes, vélo avec les mains ou les pieds. Cela va nous permettre de déterminer l'apport de différents types de gestes sur la mémoire à court terme et la consolidation à long terme.</text:p>
      <text:p text:style-name="P30"/>
      <text:p text:style-name="P12">Y aurait-il, selon le type de gestes, parfois une primauté de l'effet "double tâche", parfois un apport réel des mouvements ?</text:p>
      <text:p text:style-name="P12"/>
      <text:p text:style-name="P32">Par ailleurs, il est possible que la réaction face à la double tâche soit tout à fait différente d’un individu <text:span text:style-name="T19">à </text:span>un autre.</text:p>
      <text:p text:style-name="P31"/>
      <text:p text:style-name="P31"/>
      <text:p text:style-name="P31"/>
      <text:p text:style-name="P31">############## synchronisatio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esturing saves cognitive resources when talking about non-</text:p>
      <text:p text:style-name="P12">present objects</text:p>
      <text:p text:style-name="P12">When gesture does and does not promote learning</text:p>
      <text:p text:style-name="P12">Activation and integration of motor components in a short-term priming paradigm</text:p>
      <text:p text:style-name="P12">The role of multisensory memories in unisensory object discrimination</text:p>
      <text:p text:style-name="P12">STATISTICAL LANGUAGE MODELING FOR SPEECH DISFLUENCIES</text:p>
      <text:p text:style-name="P12"/>
      <text:p text:style-name="P12"/>
      <text:p text:style-name="P29">biblio story recall !!</text:p>
      <text:p text:style-name="P12">How Iconicity Helps People Learn New Words: Neural</text:p>
      <text:p text:style-name="P12">Correlates and Individual Differences in Sound-Symbolic</text:p>
      <text:p text:style-name="P12">Bootstrapping →<text:span text:style-name="T16"> pour les pseudo-mots</text:span></text:p>
      <text:p text:style-name="P33">biblio iconicité des mots/images</text:p>
      <text:p text:style-name="P36">pour la discussion, reprendre gestes mémoir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les gestes sont spontanés</text:p>
      <text:p text:style-name="P12"/>
      <text:p text:style-name="P12">les gestes aident pour l'apprentissage</text:p>
      <text:p text:style-name="P12">1/ gestes spontanés </text:p>
      <text:p text:style-name="P12">2/ comparaison contrainte geste vs autre</text:p>
      <text:p text:style-name="P12"/>
      <text:p text:style-name="P12">aident en général ? non</text:p>
      <text:p text:style-name="P12"/>
      <text:p text:style-name="P12">double tâche</text:p>
      <text:p text:style-name="P12"/>
      <text:p text:style-name="P12"/>
      <text:p text:style-name="P12">problème peu d'études ont fait ça en même temps</text:p>
      <text:p text:style-name="P12"/>
      <text:p text:style-name="P12"/>
      <text:p text:style-name="P12">dans notre cas sûrement un effet positif, ou double tâche pour le vélo avec les mains ?</text:p>
      <text:p text:style-name="P12"/>
      <text:p text:style-name="P12"/>
      <text:p text:style-name="P12"/>
      <text:p text:style-name="P12">explication :</text:p>
      <text:p text:style-name="P12">2e canal, mais seulement ça ?</text:p>
      <text:p text:style-name="P12">images vs gestes -&gt; gestes</text:p>
      <text:p text:style-name="P12"/>
      <text:p text:style-name="P12"/>
      <text:p text:style-name="P12">gestes quand encoding -&gt; futur rappel</text:p>
      <text:p text:style-name="P12"/>
      <text:p text:style-name="P12">2 hypothèses :</text:p>
      <text:p text:style-name="P12"><text:soft-page-break/>gestes reflète l'existence d'une connaissance ? (quand gesture +, c'est que aîtrise mieux <text:s/>)</text:p>
      <text:p text:style-name="P12"><text:s text:c="2"/>-&gt; devrait n'avoir aucun effet à l'encodage</text:p>
      <text:p text:style-name="P12"/>
      <text:p text:style-name="P12">ou permet d'encoder différemment l'information ? effet des gestes sur l'acquisition</text:p>
      <text:p text:style-name="P12"/>
      <text:p text:style-name="P12"/>
      <text:p text:style-name="P12">pas significatif pendant le test immédiat, seulement quelques semaines après.</text:p>
      <text:p text:style-name="P12"/>
      <text:p text:style-name="P12"/>
      <text:p text:style-name="P12"/>
      <text:p text:style-name="P12">Hypothèses : ce que l'on attend :</text:p>
      <text:p text:style-name="P12">une amélioration des performances de mémoire dans la condition gestes libres / gestes avec les pieds, et que cette amélioration se révèle au cours du temps</text:p>
      <text:p text:style-name="P12"/>
      <text:p text:style-name="P12"/>
      <text:p text:style-name="P12"># TODO regarder plus précisément la mémoir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1" svg:font-family="Courier"/>
    <style:font-face style:name="Courier New" svg:font-family="'Courier New'"/>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fo:font-family="Courier" style:font-family-generic="roman" style:font-pitch="variable" fo:font-size="10.5pt"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10:05.536680574</meta:creation-date>
    <dc:date>2019-05-21T17:39:54.126848561</dc:date>
    <meta:editing-duration>PT22H50M</meta:editing-duration>
    <meta:editing-cycles>11</meta:editing-cycles>
    <meta:generator>LibreOffice/6.0.7.3$Linux_X86_64 LibreOffice_project/00m0$Build-3</meta:generator>
    <meta:document-statistic meta:table-count="0" meta:image-count="0" meta:object-count="0" meta:page-count="9" meta:paragraph-count="144" meta:word-count="3002" meta:character-count="19809" meta:non-whitespace-character-count="16923"/>
  </office:meta>
</office:document-meta>
</file>